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凸版文久ゴシック" svg:font-family="凸版文久ゴシック" style:font-pitch="variable"/>
    <style:font-face style:name="游ゴシック体" svg:font-family="游ゴシック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3.286cm" fo:min-width="4.238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text-align="center"/>
      <style:text-properties style:font-name="游ゴシック体"/>
    </style:style>
    <style:style style:name="P3" style:family="paragraph">
      <loext:graphic-properties draw:fill="none" draw:opacity="100%" draw:opacity-name="Transparency_20_6"/>
      <style:paragraph-properties fo:margin-top="0cm" fo:margin-bottom="0cm" fo:text-align="center"/>
      <style:text-properties style:font-name="凸版文久ゴシック" fo:font-size="28pt" style:font-name-asian="凸版文久ゴシック" style:font-size-asian="28pt" style:font-size-complex="28pt"/>
    </style:style>
    <style:style style:name="P4" style:family="paragraph">
      <style:paragraph-properties fo:text-align="center"/>
      <style:text-properties style:font-name="凸版文久ゴシック" fo:font-size="28pt" style:font-name-asian="凸版文久ゴシック" style:font-size-asian="28pt" style:font-size-complex="28pt"/>
    </style:style>
    <style:style style:name="P5" style:family="paragraph">
      <loext:graphic-properties draw:fill="none" draw:opacity="100%" draw:opacity-name="Transparency_20_6"/>
      <style:paragraph-properties fo:text-align="center"/>
      <style:text-properties style:font-name="凸版文久ゴシック" fo:font-size="28pt" style:font-name-asian="凸版文久ゴシック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style:font-name="凸版文久ゴシック" style:font-name-asian="凸版文久ゴシック"/>
    </style:style>
    <style:style style:name="P8" style:family="paragraph">
      <loext:graphic-properties draw:fill="none" draw:fill-color="#ffffff"/>
      <style:text-properties style:font-name="凸版文久ゴシック" style:font-name-asian="凸版文久ゴシック"/>
    </style:style>
    <style:style style:name="T1" style:family="text">
      <style:text-properties style:font-name="凸版文久ゴシック" fo:font-size="28pt" style:font-name-asian="凸版文久ゴシック" style:font-size-asian="28pt" style:font-size-complex="28pt"/>
    </style:style>
    <style:style style:name="T2" style:family="text">
      <style:text-properties style:font-name="凸版文久ゴシック" style:font-name-asian="凸版文久ゴシック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2cm" svg:y1="17.25cm" svg:x2="23.5cm" svg:y2="17.25cm">
          <text:p/>
        </draw:line>
        <draw:line draw:style-name="gr1" draw:text-style-name="P1" draw:layer="layout" svg:x1="12.85cm" svg:y1="27.9cm" svg:x2="12.85cm" svg:y2="6.6cm">
          <text:p/>
        </draw:line>
        <draw:custom-shape draw:style-name="gr2" draw:text-style-name="P3" draw:layer="layout" svg:width="6.7cm" svg:height="5cm" svg:x="4.6cm" svg:y="10.8cm">
          <text:p text:style-name="P2"><text:span text:style-name="T1">フーリエ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draw:layer="layout" svg:width="6.7cm" svg:height="5cm" svg:x="4.534cm" svg:y="19.296cm">
          <text:p text:style-name="P4"><text:span text:style-name="T1">ブラン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7cm" svg:height="5cm" svg:x="14.7cm" svg:y="19.302cm">
          <text:p text:style-name="P6"><text:span text:style-name="T1">マルクス</text:span></text:p>
          <text:p text:style-name="P6"><text:span text:style-name="T1">（共産主義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7cm" svg:height="5cm" svg:x="14.7cm" svg:y="10.8cm">
          <text:p text:style-name="P6"><text:span text:style-name="T1">サン＝シモン</text:span></text:p>
          <text:p text:style-name="P6"><text:span text:style-name="T1">（ユートピア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controls" svg:width="4.1cm" svg:height="1.6cm" svg:x="2.3cm" svg:y="17.3cm">
          <draw:text-box>
            <text:p text:style-name="P7"><text:span text:style-name="T2">偶然性</text:span></text:p>
          </draw:text-box>
        </draw:frame>
        <draw:frame draw:style-name="gr3" draw:text-style-name="P8" draw:layer="controls" svg:width="4.1cm" svg:height="1.6cm" svg:x="21.254cm" svg:y="17.3cm">
          <draw:text-box>
            <text:p text:style-name="P7"><text:span text:style-name="T2">必然性</text:span></text:p>
          </draw:text-box>
        </draw:frame>
        <draw:frame draw:style-name="gr3" draw:text-style-name="P8" draw:layer="controls" svg:width="4.1cm" svg:height="1.6cm" svg:x="11.954cm" svg:y="5.6cm">
          <draw:text-box>
            <text:p text:style-name="P7"><text:span text:style-name="T2">未来</text:span></text:p>
          </draw:text-box>
        </draw:frame>
        <draw:frame draw:style-name="gr3" draw:text-style-name="P8" draw:layer="controls" svg:width="4.1cm" svg:height="1.6cm" svg:x="11.954cm" svg:y="27.968cm">
          <draw:text-box>
            <text:p text:style-name="P7"><text:span text:style-name="T2">現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凸版文久ゴシック" svg:font-family="凸版文久ゴシック" style:font-pitch="variable"/>
    <style:font-face style:name="游ゴシック体" svg:font-family="游ゴシック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3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佐藤 正尚</meta:initial-creator>
    <meta:creation-date>2017-11-07T11:30:39.764818000</meta:creation-date>
    <dc:date>2017-11-07T11:48:33.894724000</dc:date>
    <dc:creator>佐藤 正尚</dc:creator>
    <meta:editing-duration>PT7M16S</meta:editing-duration>
    <meta:editing-cycles>1</meta:editing-cycles>
    <meta:document-statistic meta:object-count="10"/>
    <meta:generator>LibreOffice/5.2.3.3$MacOSX_X86_64 LibreOffice_project/d54a8868f08a7b39642414cf2c8ef2f228f780cf</meta:generator>
  </office:meta>
</office:document-meta>
</file>